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e pas inclure les sous familles,yes|inclure les sous familles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zxx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7">17/08/2007</text:date>, <text:time>15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Éric Brison</dc:creator>
    <dc:date>2007-08-17T15:11:54</dc:date>
    <dc:language>fr-FR</dc:language>
    <meta:editing-cycles>39</meta:editing-cycles>
    <meta:editing-duration>PT6H18M49S</meta:editing-duration>
    <meta:user-defined meta:name="Info 1"/>
    <meta:user-defined meta:name="Info 2"/>
    <meta:user-defined meta:name="Info 3"/>
    <meta:user-defined meta:name="Info 4"/>
    <meta:document-statistic meta:table-count="16" meta:cell-count="2698"/>
  </office:meta>
</office:document-meta>
</file>